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 style:data-style-name="N129"/>
    <style:style style:name="ce7" style:family="table-cell" style:parent-style-name="Default">
      <style:text-properties fo:color="#8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84in" svg:x="6.2102in" svg:y="0in">
            <draw:object draw:notify-on-update-of-ranges="Sheet1.E4:Sheet1.E10 Sheet1.F4:Sheet1.F10 Sheet1.G4:Sheet1.G10 Sheet1.H4:Sheet1.H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in" svg:height="3.5484in" svg:x="12.2819in" svg:y="0.035in">
            <draw:object draw:notify-on-update-of-ranges="Sheet1.E11:Sheet1.E17 Sheet1.F11:Sheet1.F17 Sheet1.G11:Sheet1.G17 Sheet1.H11:Sheet1.H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24in" svg:height="3.548in" svg:x="6.1508in" svg:y="3.589in">
            <draw:object draw:notify-on-update-of-ranges="Sheet1.E22:Sheet1.E28 Sheet1.F22:Sheet1.F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3996in" svg:y="3.5984in">
            <draw:object draw:notify-on-update-of-ranges="Sheet1.E29:Sheet1.E35 Sheet1.F29:Sheet1.F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visibility="collapse" table:default-cell-style-name="ce1"/>
        <table:table-column table:style-name="co3" table:visibility="collapse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20</text:p>
          </table:table-cell>
          <table:table-cell office:value-type="string" calcext:value-type="string">
            <text:p>n samples 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1" office:value-type="string" calcext:value-type="string">
            <text:p>sens</text:p>
          </table:table-cell>
          <table:table-cell office:value-type="string" calcext:value-type="string">
            <text:p>time</text:p>
          </table:table-cell>
          <table:table-cell table:style-name="ce3" office:value-type="float" office:value="3.59387898445" calcext:value-type="float">
            <text:p>3.59388</text:p>
          </table:table-cell>
          <table:table-cell table:style-name="ce4" office:value-type="float" office:value="34.5300610065" calcext:value-type="float">
            <text:p>34.5300610065</text:p>
          </table:table-cell>
          <table:table-cell table:style-name="ce4" office:value-type="float" office:value="349.180779934" calcext:value-type="float">
            <text:p>349.180779934</text:p>
          </table:table-cell>
          <table:table-cell table:style-name="ce4" office:value-type="float" office:value="1734.52113485" calcext:value-type="float">
            <text:p>1734.52113485</text:p>
          </table:table-cell>
          <table:table-cell office:value-type="float" office:value="5643.32178903" calcext:value-type="float">
            <text:p>5643.32178903</text:p>
          </table:table-cell>
          <table:table-cell office:value-type="float" office:value="12799.1254501" calcext:value-type="float">
            <text:p>12799.1254501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float" office:value="-0.627554866101156" calcext:value-type="float">
            <text:p>-0.62755</text:p>
          </table:table-cell>
          <table:table-cell table:style-name="ce5" office:value-type="float" office:value="-0.128357326196095" calcext:value-type="float">
            <text:p>-0.1283573262</text:p>
          </table:table-cell>
          <table:table-cell table:style-name="ce6" office:value-type="float" office:value="-0.0236065516048336" calcext:value-type="float">
            <text:p>-0.0236</text:p>
          </table:table-cell>
          <table:table-cell table:style-name="ce6" office:value-type="float" office:value="0.0303783341990725" calcext:value-type="float">
            <text:p>0.0304</text:p>
          </table:table-cell>
          <table:table-cell table:style-name="ce5" office:value-type="float" office:value="-0.0229210560501125" calcext:value-type="float">
            <text:p>-0.0229210561</text:p>
          </table:table-cell>
          <table:table-cell table:style-name="ce5" office:value-type="float" office:value="0.0187151541048723" calcext:value-type="float">
            <text:p>0.0187151541</text:p>
          </table:table-cell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office:value-type="float" office:value="2.3538072695049" calcext:value-type="float">
            <text:p>2.35381</text:p>
          </table:table-cell>
          <table:table-cell table:style-name="ce5" office:value-type="float" office:value="0.207450602822635" calcext:value-type="float">
            <text:p>0.2074506028</text:p>
          </table:table-cell>
          <table:table-cell table:style-name="ce6" office:value-type="float" office:value="0.0123247110535801" calcext:value-type="float">
            <text:p>0.0123</text:p>
          </table:table-cell>
          <table:table-cell table:style-name="ce6" office:value-type="float" office:value="0.00245723026037434" calcext:value-type="float">
            <text:p>0.0025</text:p>
          </table:table-cell>
          <table:table-cell table:style-name="ce5" office:value-type="float" office:value="0.00124360113534736" calcext:value-type="float">
            <text:p>0.0012436011</text:p>
          </table:table-cell>
          <table:table-cell table:style-name="ce5" office:value-type="float" office:value="0.000623626001002958" calcext:value-type="float">
            <text:p>0.000623626</text:p>
          </table:table-cell>
        </table:table-row>
        <table:table-row table:style-name="ro1">
          <table:table-cell/>
          <table:table-cell office:value-type="string" calcext:value-type="string">
            <text:p>k4</text:p>
          </table:table-cell>
          <table:table-cell office:value-type="float" office:value="1.35067972034647" calcext:value-type="float">
            <text:p>1.35068</text:p>
          </table:table-cell>
          <table:table-cell table:style-name="ce5" office:value-type="float" office:value="-0.684950834107358" calcext:value-type="float">
            <text:p>-0.6849508341</text:p>
          </table:table-cell>
          <table:table-cell table:style-name="ce6" office:value-type="float" office:value="0.0742141647893483" calcext:value-type="float">
            <text:p>0.0742</text:p>
          </table:table-cell>
          <table:table-cell table:style-name="ce6" office:value-type="float" office:value="0.0563151063041863" calcext:value-type="float">
            <text:p>0.0563</text:p>
          </table:table-cell>
          <table:table-cell table:style-name="ce5" office:value-type="float" office:value="0.0906230441539298" calcext:value-type="float">
            <text:p>0.0906230442</text:p>
          </table:table-cell>
          <table:table-cell table:style-name="ce5" office:value-type="float" office:value="0.062240250040257" calcext:value-type="float">
            <text:p>0.06224025</text:p>
          </table:table-cell>
        </table:table-row>
        <table:table-row table:style-name="ro1">
          <table:table-cell/>
          <table:table-cell office:value-type="string" calcext:value-type="string">
            <text:p>kp4</text:p>
          </table:table-cell>
          <table:table-cell office:value-type="float" office:value="2.19559043007734" calcext:value-type="float">
            <text:p>2.19559</text:p>
          </table:table-cell>
          <table:table-cell table:style-name="ce5" office:value-type="float" office:value="-0.297144776374107" calcext:value-type="float">
            <text:p>-0.2971447764</text:p>
          </table:table-cell>
          <table:table-cell table:style-name="ce6" office:value-type="float" office:value="0.170200151319826" calcext:value-type="float">
            <text:p>0.1702</text:p>
          </table:table-cell>
          <table:table-cell table:style-name="ce6" office:value-type="float" office:value="0.0224614588107387" calcext:value-type="float">
            <text:p>0.0225</text:p>
          </table:table-cell>
          <table:table-cell table:style-name="ce5" office:value-type="float" office:value="0.0933592409066562" calcext:value-type="float">
            <text:p>0.0933592409</text:p>
          </table:table-cell>
          <table:table-cell table:style-name="ce5" office:value-type="float" office:value="0.0328314542248089" calcext:value-type="float">
            <text:p>0.0328314542</text:p>
          </table:table-cell>
        </table:table-row>
        <table:table-row table:style-name="ro1">
          <table:table-cell/>
          <table:table-cell office:value-type="string" calcext:value-type="string">
            <text:p>k6</text:p>
          </table:table-cell>
          <table:table-cell office:value-type="float" office:value="4.62728493302809" calcext:value-type="float">
            <text:p>4.62728</text:p>
          </table:table-cell>
          <table:table-cell table:style-name="ce5" office:value-type="float" office:value="-0.00334723730839039" calcext:value-type="float">
            <text:p>-0.0033472373</text:p>
          </table:table-cell>
          <table:table-cell table:style-name="ce6" office:value-type="float" office:value="0.183209253917619" calcext:value-type="float">
            <text:p>0.1832</text:p>
          </table:table-cell>
          <table:table-cell table:style-name="ce6" office:value-type="float" office:value="0.117784344181609" calcext:value-type="float">
            <text:p>0.1178</text:p>
          </table:table-cell>
          <table:table-cell table:style-name="ce5" office:value-type="float" office:value="0.192097775921092" calcext:value-type="float">
            <text:p>0.1920977759</text:p>
          </table:table-cell>
          <table:table-cell table:style-name="ce5" office:value-type="float" office:value="0.192524347318084" calcext:value-type="float">
            <text:p>0.1925243473</text:p>
          </table:table-cell>
        </table:table-row>
        <table:table-row table:style-name="ro1">
          <table:table-cell/>
          <table:table-cell office:value-type="string" calcext:value-type="string">
            <text:p>k8</text:p>
          </table:table-cell>
          <table:table-cell office:value-type="float" office:value="2.35239981754623" calcext:value-type="float">
            <text:p>2.35240</text:p>
          </table:table-cell>
          <table:table-cell table:style-name="ce5" office:value-type="float" office:value="0.207968908623954" calcext:value-type="float">
            <text:p>0.2079689086</text:p>
          </table:table-cell>
          <table:table-cell table:style-name="ce6" office:value-type="float" office:value="0.0125218526635675" calcext:value-type="float">
            <text:p>0.0125</text:p>
          </table:table-cell>
          <table:table-cell table:style-name="ce6" office:value-type="float" office:value="0.00247713313972413" calcext:value-type="float">
            <text:p>0.0025</text:p>
          </table:table-cell>
          <table:table-cell table:style-name="ce5" office:value-type="float" office:value="0.00124296388063367" calcext:value-type="float">
            <text:p>0.0012429639</text:p>
          </table:table-cell>
          <table:table-cell table:style-name="ce5" office:value-type="float" office:value="0.000630986729521628" calcext:value-type="float">
            <text:p>0.0006309867</text:p>
          </table:table-cell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 office:value-type="float" office:value="2.35239812391152" calcext:value-type="float">
            <text:p>2.35240</text:p>
          </table:table-cell>
          <table:table-cell table:style-name="ce5" office:value-type="float" office:value="0.207969836463219" calcext:value-type="float">
            <text:p>0.2079698365</text:p>
          </table:table-cell>
          <table:table-cell table:style-name="ce6" office:value-type="float" office:value="0.0125211933282432" calcext:value-type="float">
            <text:p>0.0125</text:p>
          </table:table-cell>
          <table:table-cell table:style-name="ce6" office:value-type="float" office:value="0.00247785974189991" calcext:value-type="float">
            <text:p>0.0025</text:p>
          </table:table-cell>
          <table:table-cell table:style-name="ce5" office:value-type="float" office:value="0.00124355998089752" calcext:value-type="float">
            <text:p>0.00124356</text:p>
          </table:table-cell>
          <table:table-cell table:style-name="ce5" office:value-type="float" office:value="0.000630802885487013" calcext:value-type="float">
            <text:p>0.0006308029</text:p>
          </table:table-cell>
        </table:table-row>
        <table:table-row table:style-name="ro1">
          <table:table-cell table:style-name="ce1" office:value-type="string" calcext:value-type="string">
            <text:p>sens_t</text:p>
          </table:table-cell>
          <table:table-cell office:value-type="string" calcext:value-type="string">
            <text:p>k1</text:p>
          </table:table-cell>
          <table:table-cell office:value-type="float" office:value="0.66636568579788" calcext:value-type="float">
            <text:p>0.66637</text:p>
          </table:table-cell>
          <table:table-cell table:style-name="ce5" office:value-type="float" office:value="0.590929076600453" calcext:value-type="float">
            <text:p>0.5909290766</text:p>
          </table:table-cell>
          <table:table-cell table:style-name="ce6" office:value-type="float" office:value="0.620072026486739" calcext:value-type="float">
            <text:p>0.6201</text:p>
          </table:table-cell>
          <table:table-cell table:style-name="ce6" office:value-type="float" office:value="0.564738013507316" calcext:value-type="float">
            <text:p>0.5647</text:p>
          </table:table-cell>
          <table:table-cell table:style-name="ce5" office:value-type="float" office:value="0.620287963760296" calcext:value-type="float">
            <text:p>0.6202879638</text:p>
          </table:table-cell>
          <table:table-cell table:style-name="ce5" office:value-type="float" office:value="0.56443055755308" calcext:value-type="float">
            <text:p>0.5644305576</text:p>
          </table:table-cell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office:value-type="float" office:value="-2.24099857732831" calcext:value-type="float">
            <text:p>-2.24100</text:p>
          </table:table-cell>
          <table:table-cell table:style-name="ce5" office:value-type="float" office:value="-0.2531181573833" calcext:value-type="float">
            <text:p>-0.2531181574</text:p>
          </table:table-cell>
          <table:table-cell table:style-name="ce6" office:value-type="float" office:value="-0.00701217649735453" calcext:value-type="float">
            <text:p>-0.0070</text:p>
          </table:table-cell>
          <table:table-cell table:style-name="ce6" office:value-type="float" office:value="0.0190631340827244" calcext:value-type="float">
            <text:p>0.0191</text:p>
          </table:table-cell>
          <table:table-cell table:style-name="ce5" office:value-type="float" office:value="0.0149714815326705" calcext:value-type="float">
            <text:p>0.0149714815</text:p>
          </table:table-cell>
          <table:table-cell table:style-name="ce5" office:value-type="float" office:value="-0.00263515829281968" calcext:value-type="float">
            <text:p>-0.0026351583</text:p>
          </table:table-cell>
        </table:table-row>
        <table:table-row table:style-name="ro1">
          <table:table-cell/>
          <table:table-cell office:value-type="string" calcext:value-type="string">
            <text:p>k4</text:p>
          </table:table-cell>
          <table:table-cell office:value-type="float" office:value="-1.11932485088581" calcext:value-type="float">
            <text:p>-1.11932</text:p>
          </table:table-cell>
          <table:table-cell table:style-name="ce5" office:value-type="float" office:value="1.35472982732876" calcext:value-type="float">
            <text:p>1.3547298273</text:p>
          </table:table-cell>
          <table:table-cell table:style-name="ce6" office:value-type="float" office:value="0.685691094518993" calcext:value-type="float">
            <text:p>0.6857</text:p>
          </table:table-cell>
          <table:table-cell table:style-name="ce6" office:value-type="float" office:value="0.734946309145454" calcext:value-type="float">
            <text:p>0.7349</text:p>
          </table:table-cell>
          <table:table-cell table:style-name="ce5" office:value-type="float" office:value="0.668558863842814" calcext:value-type="float">
            <text:p>0.6685588638</text:p>
          </table:table-cell>
          <table:table-cell table:style-name="ce5" office:value-type="float" office:value="0.700509925767544" calcext:value-type="float">
            <text:p>0.7005099258</text:p>
          </table:table-cell>
        </table:table-row>
        <table:table-row table:style-name="ro1">
          <table:table-cell/>
          <table:table-cell office:value-type="string" calcext:value-type="string">
            <text:p>kp4</text:p>
          </table:table-cell>
          <table:table-cell office:value-type="float" office:value="-1.27341957487825" calcext:value-type="float">
            <text:p>-1.27342</text:p>
          </table:table-cell>
          <table:table-cell table:style-name="ce5" office:value-type="float" office:value="0.897884307538097" calcext:value-type="float">
            <text:p>0.8978843075</text:p>
          </table:table-cell>
          <table:table-cell table:style-name="ce6" office:value-type="float" office:value="0.462326569682984" calcext:value-type="float">
            <text:p>0.4623</text:p>
          </table:table-cell>
          <table:table-cell table:style-name="ce6" office:value-type="float" office:value="0.543652685173373" calcext:value-type="float">
            <text:p>0.5437</text:p>
          </table:table-cell>
          <table:table-cell table:style-name="ce5" office:value-type="float" office:value="0.493038408608435" calcext:value-type="float">
            <text:p>0.4930384086</text:p>
          </table:table-cell>
          <table:table-cell table:style-name="ce5" office:value-type="float" office:value="0.519065271944435" calcext:value-type="float">
            <text:p>0.5190652719</text:p>
          </table:table-cell>
        </table:table-row>
        <table:table-row table:style-name="ro1">
          <table:table-cell/>
          <table:table-cell office:value-type="string" calcext:value-type="string">
            <text:p>k6</text:p>
          </table:table-cell>
          <table:table-cell office:value-type="float" office:value="-3.73711780413974" calcext:value-type="float">
            <text:p>-3.73712</text:p>
          </table:table-cell>
          <table:table-cell table:style-name="ce5" office:value-type="float" office:value="1.02606638200492" calcext:value-type="float">
            <text:p>1.026066382</text:p>
          </table:table-cell>
          <table:table-cell table:style-name="ce6" office:value-type="float" office:value="0.87947998934675" calcext:value-type="float">
            <text:p>0.8795</text:p>
          </table:table-cell>
          <table:table-cell table:style-name="ce6" office:value-type="float" office:value="0.917211444267095" calcext:value-type="float">
            <text:p>0.9172</text:p>
          </table:table-cell>
          <table:table-cell table:style-name="ce5" office:value-type="float" office:value="0.836350087080272" calcext:value-type="float">
            <text:p>0.8363500871</text:p>
          </table:table-cell>
          <table:table-cell table:style-name="ce5" office:value-type="float" office:value="0.844686604698048" calcext:value-type="float">
            <text:p>0.8446866047</text:p>
          </table:table-cell>
        </table:table-row>
        <table:table-row table:style-name="ro1">
          <table:table-cell/>
          <table:table-cell office:value-type="string" calcext:value-type="string">
            <text:p>k8</text:p>
          </table:table-cell>
          <table:table-cell office:value-type="float" office:value="-2.23945968104365" calcext:value-type="float">
            <text:p>-2.23946</text:p>
          </table:table-cell>
          <table:table-cell table:style-name="ce5" office:value-type="float" office:value="-0.253554175811441" calcext:value-type="float">
            <text:p>-0.2535541758</text:p>
          </table:table-cell>
          <table:table-cell table:style-name="ce6" office:value-type="float" office:value="-0.00713608029514545" calcext:value-type="float">
            <text:p>-0.0071</text:p>
          </table:table-cell>
          <table:table-cell table:style-name="ce6" office:value-type="float" office:value="0.019055952430634" calcext:value-type="float">
            <text:p>0.0191</text:p>
          </table:table-cell>
          <table:table-cell table:style-name="ce5" office:value-type="float" office:value="0.0149702299296889" calcext:value-type="float">
            <text:p>0.0149702299</text:p>
          </table:table-cell>
          <table:table-cell table:style-name="ce5" office:value-type="float" office:value="-0.00264906933000786" calcext:value-type="float">
            <text:p>-0.0026490693</text:p>
          </table:table-cell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 office:value-type="float" office:value="-2.23946470998025" calcext:value-type="float">
            <text:p>-2.23946</text:p>
          </table:table-cell>
          <table:table-cell table:style-name="ce5" office:value-type="float" office:value="-0.253555359597632" calcext:value-type="float">
            <text:p>-0.2535553596</text:p>
          </table:table-cell>
          <table:table-cell table:style-name="ce6" office:value-type="float" office:value="-0.00713527708634021" calcext:value-type="float">
            <text:p>-0.0071</text:p>
          </table:table-cell>
          <table:table-cell table:style-name="ce6" office:value-type="float" office:value="0.0190552982507705" calcext:value-type="float">
            <text:p>0.0191</text:p>
          </table:table-cell>
          <table:table-cell table:style-name="ce5" office:value-type="float" office:value="0.0149698858692882" calcext:value-type="float">
            <text:p>0.0149698859</text:p>
          </table:table-cell>
          <table:table-cell table:style-name="ce5" office:value-type="float" office:value="-0.00264880544083845" calcext:value-type="float">
            <text:p>-0.002648805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%10</text:p>
          </table:table-cell>
          <table:table-cell office:value-type="string" calcext:value-type="string">
            <text:p>n samples 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float" office:value="688.311914206" calcext:value-type="float">
            <text:p>688.311914206</text:p>
          </table:table-cell>
          <table:table-cell office:value-type="float" office:value="2395.83387208" calcext:value-type="float">
            <text:p>2395.83387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number-columns-repeated="2"/>
          <table:table-cell table:style-name="ce5" office:value-type="float" office:value="0.0322496886950086" calcext:value-type="float">
            <text:p>0.0322496887</text:p>
          </table:table-cell>
          <table:table-cell table:style-name="ce5" office:value-type="float" office:value="-0.0249189191811823" calcext:value-type="float">
            <text:p>-0.0249189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number-columns-repeated="2"/>
          <table:table-cell table:style-name="ce5" office:value-type="float" office:value="0.00874185095457051" calcext:value-type="float">
            <text:p>0.008741851</text:p>
          </table:table-cell>
          <table:table-cell table:style-name="ce5" office:value-type="float" office:value="0.00177159103395584" calcext:value-type="float">
            <text:p>0.001771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</text:p>
          </table:table-cell>
          <table:table-cell table:number-columns-repeated="2"/>
          <table:table-cell table:style-name="ce5" office:value-type="float" office:value="0.0358051710446413" calcext:value-type="float">
            <text:p>0.035805171</text:p>
          </table:table-cell>
          <table:table-cell table:style-name="ce5" office:value-type="float" office:value="-0.0256854563402172" calcext:value-type="float">
            <text:p>-0.02568545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p4</text:p>
          </table:table-cell>
          <table:table-cell table:number-columns-repeated="2"/>
          <table:table-cell table:style-name="ce5" office:value-type="float" office:value="0.0937582987286087" calcext:value-type="float">
            <text:p>0.0937582987</text:p>
          </table:table-cell>
          <table:table-cell table:style-name="ce5" office:value-type="float" office:value="-0.0467795308501709" calcext:value-type="float">
            <text:p>-0.04677953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6</text:p>
          </table:table-cell>
          <table:table-cell table:number-columns-repeated="2"/>
          <table:table-cell table:style-name="ce5" office:value-type="float" office:value="0.0110005558004113" calcext:value-type="float">
            <text:p>0.0110005558</text:p>
          </table:table-cell>
          <table:table-cell table:style-name="ce5" office:value-type="float" office:value="-0.0464365040551273" calcext:value-type="float">
            <text:p>-0.04643650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8</text:p>
          </table:table-cell>
          <table:table-cell table:number-columns-repeated="2"/>
          <table:table-cell table:style-name="ce5" office:value-type="float" office:value="0.0088165048641573" calcext:value-type="float">
            <text:p>0.0088165049</text:p>
          </table:table-cell>
          <table:table-cell table:style-name="ce5" office:value-type="float" office:value="0.00178511940879633" calcext:value-type="float">
            <text:p>0.00178511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 table:number-columns-repeated="2"/>
          <table:table-cell table:style-name="ce5" office:value-type="float" office:value="0.00881679662298731" calcext:value-type="float">
            <text:p>0.0088167966</text:p>
          </table:table-cell>
          <table:table-cell table:style-name="ce5" office:value-type="float" office:value="0.00178534375990586" calcext:value-type="float">
            <text:p>0.00178534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number-columns-repeated="2"/>
          <table:table-cell table:style-name="ce5" office:value-type="float" office:value="0.920225086316361" calcext:value-type="float">
            <text:p>0.9202250863</text:p>
          </table:table-cell>
          <table:table-cell table:style-name="ce5" office:value-type="float" office:value="0.945029678947017" calcext:value-type="float">
            <text:p>0.94502967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number-columns-repeated="2"/>
          <table:table-cell table:style-name="ce5" office:value-type="float" office:value="-0.0339056523199406" calcext:value-type="float">
            <text:p>-0.0339056523</text:p>
          </table:table-cell>
          <table:table-cell table:style-name="ce5" office:value-type="float" office:value="0.0163530571858339" calcext:value-type="float">
            <text:p>0.0163530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</text:p>
          </table:table-cell>
          <table:table-cell table:number-columns-repeated="2"/>
          <table:table-cell table:style-name="ce5" office:value-type="float" office:value="0.745064843658442" calcext:value-type="float">
            <text:p>0.7450648437</text:p>
          </table:table-cell>
          <table:table-cell table:style-name="ce5" office:value-type="float" office:value="0.879450511128114" calcext:value-type="float">
            <text:p>0.87945051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p4</text:p>
          </table:table-cell>
          <table:table-cell table:number-columns-repeated="2"/>
          <table:table-cell table:style-name="ce5" office:value-type="float" office:value="0.281138666076891" calcext:value-type="float">
            <text:p>0.2811386661</text:p>
          </table:table-cell>
          <table:table-cell table:style-name="ce5" office:value-type="float" office:value="0.40664186654778" calcext:value-type="float">
            <text:p>0.40664186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6</text:p>
          </table:table-cell>
          <table:table-cell table:number-columns-repeated="2"/>
          <table:table-cell table:style-name="ce5" office:value-type="float" office:value="0.974062487654584" calcext:value-type="float">
            <text:p>0.9740624877</text:p>
          </table:table-cell>
          <table:table-cell table:style-name="ce5" office:value-type="float" office:value="1.02432791580316" calcext:value-type="float">
            <text:p>1.0243279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8</text:p>
          </table:table-cell>
          <table:table-cell table:number-columns-repeated="2"/>
          <table:table-cell table:style-name="ce5" office:value-type="float" office:value="-0.0339242428981716" calcext:value-type="float">
            <text:p>-0.0339242429</text:p>
          </table:table-cell>
          <table:table-cell table:style-name="ce5" office:value-type="float" office:value="0.016356969999183" calcext:value-type="float">
            <text:p>0.016356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 table:number-columns-repeated="2"/>
          <table:table-cell table:style-name="ce5" office:value-type="float" office:value="-0.0339248432067356" calcext:value-type="float">
            <text:p>-0.0339248432</text:p>
          </table:table-cell>
          <table:table-cell table:style-name="ce5" office:value-type="float" office:value="0.0163569844240987" calcext:value-type="float">
            <text:p>0.0163569844</text:p>
          </table:table-cell>
          <table:table-cell table:number-columns-repeated="2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number-style style:name="N137">
      <number:number number:decimal-places="18" number:min-integer-digits="1"/>
    </number:number-style>
    <number:number-style style:name="N138">
      <number:number number:decimal-places="19" number:min-integer-digits="1"/>
    </number:number-style>
    <number:number-style style:name="N139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0:59:20.075949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7:18:53.024705376</meta:creation-date>
    <dc:date>2015-01-20T18:58:02.020730447</dc:date>
    <meta:editing-duration>PT8H34M29S</meta:editing-duration>
    <meta:editing-cycles>5</meta:editing-cycles>
    <meta:generator>LibreOffice/4.2.7.2$Linux_X86_64 LibreOffice_project/420m0$Build-2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4cm" xlink:href=".." xlink:type="simple" chart:class="chart:bar" chart:style-name="ch1">
        <chart:legend chart:legend-position="end" svg:x="13.718cm" svg:y="3.461cm" style:legend-expansion="high" chart:style-name="ch2"/>
        <chart:plot-area chart:style-name="ch3" table:cell-range-address="Sheet1.E4:Sheet1.H10" svg:x="0.32cm" svg:y="0.18cm" svg:width="13.078cm" svg:height="8.654cm">
          <chartooo:coordinate-region svg:x="1.338cm" svg:y="0.38cm" svg:width="12.06cm" svg:height="8.2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" chart:class="chart:bar">
            <chart:data-point chart:repeated="7"/>
          </chart:series>
          <chart:series chart:style-name="ch8" chart:values-cell-range-address="Sheet1.F4:Sheet1.F10" chart:class="chart:bar">
            <chart:data-point chart:repeated="7"/>
          </chart:series>
          <chart:series chart:style-name="ch9" chart:values-cell-range-address="Sheet1.G4:Sheet1.G10" chart:class="chart:bar">
            <chart:data-point chart:repeated="7"/>
          </chart:series>
          <chart:series chart:style-name="ch10" chart:values-cell-range-address="Sheet1.H4:Sheet1.H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36065516048336">
                <text:p>-0.0236065516048336</text:p>
                <draw:g>
                  <svg:desc>Sheet1.E4:Sheet1.E10</svg:desc>
                </draw:g>
              </table:table-cell>
              <table:table-cell office:value-type="float" office:value="0.0303783341990725">
                <text:p>0.0303783341990725</text:p>
                <draw:g>
                  <svg:desc>Sheet1.F4:Sheet1.F10</svg:desc>
                </draw:g>
              </table:table-cell>
              <table:table-cell office:value-type="float" office:value="-0.0229210560501125">
                <text:p>-0.0229210560501125</text:p>
                <draw:g>
                  <svg:desc>Sheet1.G4:Sheet1.G10</svg:desc>
                </draw:g>
              </table:table-cell>
              <table:table-cell office:value-type="float" office:value="0.0187151541048723">
                <text:p>0.0187151541048723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3247110535801">
                <text:p>0.0123247110535801</text:p>
              </table:table-cell>
              <table:table-cell office:value-type="float" office:value="0.00245723026037434">
                <text:p>0.00245723026037434</text:p>
              </table:table-cell>
              <table:table-cell office:value-type="float" office:value="0.00124360113534736">
                <text:p>0.00124360113534736</text:p>
              </table:table-cell>
              <table:table-cell office:value-type="float" office:value="0.000623626001002958">
                <text:p>0.00062362600100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42141647893483">
                <text:p>0.0742141647893483</text:p>
              </table:table-cell>
              <table:table-cell office:value-type="float" office:value="0.0563151063041863">
                <text:p>0.0563151063041863</text:p>
              </table:table-cell>
              <table:table-cell office:value-type="float" office:value="0.0906230441539298">
                <text:p>0.0906230441539298</text:p>
              </table:table-cell>
              <table:table-cell office:value-type="float" office:value="0.062240250040257">
                <text:p>0.06224025004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200151319826">
                <text:p>0.170200151319826</text:p>
              </table:table-cell>
              <table:table-cell office:value-type="float" office:value="0.0224614588107387">
                <text:p>0.0224614588107387</text:p>
              </table:table-cell>
              <table:table-cell office:value-type="float" office:value="0.0933592409066562">
                <text:p>0.0933592409066562</text:p>
              </table:table-cell>
              <table:table-cell office:value-type="float" office:value="0.0328314542248089">
                <text:p>0.0328314542248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209253917619">
                <text:p>0.183209253917619</text:p>
              </table:table-cell>
              <table:table-cell office:value-type="float" office:value="0.117784344181609">
                <text:p>0.117784344181609</text:p>
              </table:table-cell>
              <table:table-cell office:value-type="float" office:value="0.192097775921092">
                <text:p>0.192097775921092</text:p>
              </table:table-cell>
              <table:table-cell office:value-type="float" office:value="0.192524347318084">
                <text:p>0.192524347318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218526635675">
                <text:p>0.0125218526635675</text:p>
              </table:table-cell>
              <table:table-cell office:value-type="float" office:value="0.00247713313972413">
                <text:p>0.00247713313972413</text:p>
              </table:table-cell>
              <table:table-cell office:value-type="float" office:value="0.00124296388063367">
                <text:p>0.00124296388063367</text:p>
              </table:table-cell>
              <table:table-cell office:value-type="float" office:value="0.000630986729521628">
                <text:p>0.000630986729521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5211933282432">
                <text:p>0.0125211933282432</text:p>
              </table:table-cell>
              <table:table-cell office:value-type="float" office:value="0.00247785974189991">
                <text:p>0.00247785974189991</text:p>
              </table:table-cell>
              <table:table-cell office:value-type="float" office:value="0.00124355998089752">
                <text:p>0.00124355998089752</text:p>
              </table:table-cell>
              <table:table-cell office:value-type="float" office:value="0.000630802885487013">
                <text:p>0.000630802885487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4cm" xlink:href=".." xlink:type="simple" chart:class="chart:bar" chart:style-name="ch1">
        <chart:legend chart:legend-position="end" svg:x="13.718cm" svg:y="3.461cm" style:legend-expansion="high" chart:style-name="ch2"/>
        <chart:plot-area chart:style-name="ch3" table:cell-range-address="Sheet1.E11:Sheet1.H17" svg:x="0.32cm" svg:y="0.18cm" svg:width="13.078cm" svg:height="8.654cm">
          <chartooo:coordinate-region svg:x="1.153cm" svg:y="0.38cm" svg:width="12.245cm" svg:height="8.2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1:Sheet1.E17" chart:class="chart:bar">
            <chart:data-point chart:repeated="7"/>
          </chart:series>
          <chart:series chart:style-name="ch8" chart:values-cell-range-address="Sheet1.F11:Sheet1.F17" chart:class="chart:bar">
            <chart:data-point chart:repeated="7"/>
          </chart:series>
          <chart:series chart:style-name="ch9" chart:values-cell-range-address="Sheet1.G11:Sheet1.G17" chart:class="chart:bar">
            <chart:data-point chart:repeated="7"/>
          </chart:series>
          <chart:series chart:style-name="ch10" chart:values-cell-range-address="Sheet1.H11:Sheet1.H1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0072026486739">
                <text:p>0.620072026486739</text:p>
                <draw:g>
                  <svg:desc>Sheet1.E11:Sheet1.E17</svg:desc>
                </draw:g>
              </table:table-cell>
              <table:table-cell office:value-type="float" office:value="0.564738013507316">
                <text:p>0.564738013507316</text:p>
                <draw:g>
                  <svg:desc>Sheet1.F11:Sheet1.F17</svg:desc>
                </draw:g>
              </table:table-cell>
              <table:table-cell office:value-type="float" office:value="0.620287963760296">
                <text:p>0.620287963760296</text:p>
                <draw:g>
                  <svg:desc>Sheet1.G11:Sheet1.G17</svg:desc>
                </draw:g>
              </table:table-cell>
              <table:table-cell office:value-type="float" office:value="0.56443055755308">
                <text:p>0.56443055755308</text:p>
                <draw:g>
                  <svg:desc>Sheet1.H11:Sheet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01217649735453">
                <text:p>-0.00701217649735453</text:p>
              </table:table-cell>
              <table:table-cell office:value-type="float" office:value="0.0190631340827244">
                <text:p>0.0190631340827244</text:p>
              </table:table-cell>
              <table:table-cell office:value-type="float" office:value="0.0149714815326705">
                <text:p>0.0149714815326705</text:p>
              </table:table-cell>
              <table:table-cell office:value-type="float" office:value="-0.00263515829281968">
                <text:p>-0.00263515829281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5691094518993">
                <text:p>0.685691094518993</text:p>
              </table:table-cell>
              <table:table-cell office:value-type="float" office:value="0.734946309145454">
                <text:p>0.734946309145454</text:p>
              </table:table-cell>
              <table:table-cell office:value-type="float" office:value="0.668558863842814">
                <text:p>0.668558863842814</text:p>
              </table:table-cell>
              <table:table-cell office:value-type="float" office:value="0.700509925767544">
                <text:p>0.700509925767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2326569682984">
                <text:p>0.462326569682984</text:p>
              </table:table-cell>
              <table:table-cell office:value-type="float" office:value="0.543652685173373">
                <text:p>0.543652685173373</text:p>
              </table:table-cell>
              <table:table-cell office:value-type="float" office:value="0.493038408608435">
                <text:p>0.493038408608435</text:p>
              </table:table-cell>
              <table:table-cell office:value-type="float" office:value="0.519065271944435">
                <text:p>0.519065271944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947998934675">
                <text:p>0.87947998934675</text:p>
              </table:table-cell>
              <table:table-cell office:value-type="float" office:value="0.917211444267095">
                <text:p>0.917211444267095</text:p>
              </table:table-cell>
              <table:table-cell office:value-type="float" office:value="0.836350087080272">
                <text:p>0.836350087080272</text:p>
              </table:table-cell>
              <table:table-cell office:value-type="float" office:value="0.844686604698048">
                <text:p>0.844686604698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13608029514545">
                <text:p>-0.00713608029514545</text:p>
              </table:table-cell>
              <table:table-cell office:value-type="float" office:value="0.019055952430634">
                <text:p>0.019055952430634</text:p>
              </table:table-cell>
              <table:table-cell office:value-type="float" office:value="0.0149702299296889">
                <text:p>0.0149702299296889</text:p>
              </table:table-cell>
              <table:table-cell office:value-type="float" office:value="-0.00264906933000786">
                <text:p>-0.00264906933000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713527708634021">
                <text:p>-0.00713527708634021</text:p>
              </table:table-cell>
              <table:table-cell office:value-type="float" office:value="0.0190552982507705">
                <text:p>0.0190552982507705</text:p>
              </table:table-cell>
              <table:table-cell office:value-type="float" office:value="0.0149698858692882">
                <text:p>0.0149698858692882</text:p>
              </table:table-cell>
              <table:table-cell office:value-type="float" office:value="-0.00264880544083845">
                <text:p>-0.00264880544083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13cm" xlink:href=".." xlink:type="simple" chart:class="chart:bar" chart:style-name="ch1">
        <chart:legend chart:legend-position="end" svg:x="13.746cm" svg:y="3.958cm" style:legend-expansion="high" chart:style-name="ch2"/>
        <chart:plot-area chart:style-name="ch3" table:cell-range-address="Sheet1.E22:Sheet1.F28" svg:x="0.32cm" svg:y="0.18cm" svg:width="13.106cm" svg:height="8.653cm">
          <chartooo:coordinate-region svg:x="1.338cm" svg:y="0.379cm" svg:width="12.088cm" svg:height="8.2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2:Sheet1.E28" chart:class="chart:bar">
            <chart:data-point chart:repeated="7"/>
          </chart:series>
          <chart:series chart:style-name="ch8" chart:values-cell-range-address="Sheet1.F22:Sheet1.F2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2496886950086">
                <text:p>0.0322496886950086</text:p>
                <draw:g>
                  <svg:desc>Sheet1.E22:Sheet1.E28</svg:desc>
                </draw:g>
              </table:table-cell>
              <table:table-cell office:value-type="float" office:value="-0.0249189191811823">
                <text:p>-0.0249189191811823</text:p>
                <draw:g>
                  <svg:desc>Sheet1.F22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74185095457051">
                <text:p>0.00874185095457051</text:p>
              </table:table-cell>
              <table:table-cell office:value-type="float" office:value="0.00177159103395584">
                <text:p>0.00177159103395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8051710446413">
                <text:p>0.0358051710446413</text:p>
              </table:table-cell>
              <table:table-cell office:value-type="float" office:value="-0.0256854563402172">
                <text:p>-0.0256854563402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7582987286087">
                <text:p>0.0937582987286087</text:p>
              </table:table-cell>
              <table:table-cell office:value-type="float" office:value="-0.0467795308501709">
                <text:p>-0.0467795308501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0005558004113">
                <text:p>0.0110005558004113</text:p>
              </table:table-cell>
              <table:table-cell office:value-type="float" office:value="-0.0464365040551273">
                <text:p>-0.0464365040551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8165048641573">
                <text:p>0.0088165048641573</text:p>
              </table:table-cell>
              <table:table-cell office:value-type="float" office:value="0.00178511940879633">
                <text:p>0.00178511940879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81679662298731">
                <text:p>0.00881679662298731</text:p>
              </table:table-cell>
              <table:table-cell office:value-type="float" office:value="0.00178534375990586">
                <text:p>0.001785343759905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E29:Sheet1.F35" svg:x="0.32cm" svg:y="0.18cm" svg:width="13.097cm" svg:height="8.64cm">
          <chartooo:coordinate-region svg:x="1.153cm" svg:y="0.38cm" svg:width="12.26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9:Sheet1.E35" chart:class="chart:bar">
            <chart:data-point chart:repeated="7"/>
          </chart:series>
          <chart:series chart:style-name="ch8" chart:values-cell-range-address="Sheet1.F29:Sheet1.F35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0225086316361">
                <text:p>0.920225086316361</text:p>
                <draw:g>
                  <svg:desc>Sheet1.E29:Sheet1.E35</svg:desc>
                </draw:g>
              </table:table-cell>
              <table:table-cell office:value-type="float" office:value="0.945029678947017">
                <text:p>0.945029678947017</text:p>
                <draw:g>
                  <svg:desc>Sheet1.F29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39056523199406">
                <text:p>-0.0339056523199406</text:p>
              </table:table-cell>
              <table:table-cell office:value-type="float" office:value="0.0163530571858339">
                <text:p>0.0163530571858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5064843658442">
                <text:p>0.745064843658442</text:p>
              </table:table-cell>
              <table:table-cell office:value-type="float" office:value="0.879450511128114">
                <text:p>0.879450511128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1138666076891">
                <text:p>0.281138666076891</text:p>
              </table:table-cell>
              <table:table-cell office:value-type="float" office:value="0.40664186654778">
                <text:p>0.40664186654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4062487654584">
                <text:p>0.974062487654584</text:p>
              </table:table-cell>
              <table:table-cell office:value-type="float" office:value="1.02432791580316">
                <text:p>1.02432791580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39242428981716">
                <text:p>-0.0339242428981716</text:p>
              </table:table-cell>
              <table:table-cell office:value-type="float" office:value="0.016356969999183">
                <text:p>0.016356969999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39248432067356">
                <text:p>-0.0339248432067356</text:p>
              </table:table-cell>
              <table:table-cell office:value-type="float" office:value="0.0163569844240987">
                <text:p>0.0163569844240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